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2" style:family="table">
      <style:table-properties style:width="16.341cm" fo:margin-left="0.344cm" table:align="left"/>
    </style:style>
    <style:style style:name="Tabla12.A" style:family="table-column">
      <style:table-column-properties style:column-width="4.085cm"/>
    </style:style>
    <style:style style:name="Tab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D1" style:family="table-cell">
      <style:table-cell-properties fo:background-color="#666666" fo:padding="0.097cm" fo:border="0.05pt solid #000000">
        <style:background-image/>
      </style:table-cell-properties>
    </style:style>
    <style:style style:name="Tabla1" style:family="table">
      <style:table-properties style:width="16.341cm" fo:margin-left="0.344cm" table:align="left"/>
    </style:style>
    <style:style style:name="Tabla1.A" style:family="table-column">
      <style:table-column-properties style:column-width="4.085cm"/>
    </style:style>
    <style:style style:name="Tabla1.A1" style:family="table-cell">
      <style:table-cell-properties fo:background-color="#7da64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7da647" fo:padding="0.097cm" fo:border="0.05pt solid #000000">
        <style:background-image/>
      </style:table-cell-properties>
    </style:style>
    <style:style style:name="Tabla3" style:family="table">
      <style:table-properties style:width="16.341cm" fo:margin-left="0.344cm" table:align="left"/>
    </style:style>
    <style:style style:name="Tabla3.A" style:family="table-column">
      <style:table-column-properties style:column-width="4.085cm"/>
    </style:style>
    <style:style style:name="Tabla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5c852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5c8526" fo:padding="0.097cm" fo:border="0.05pt solid #000000">
        <style:background-image/>
      </style:table-cell-properties>
    </style:style>
    <style:style style:name="Tabla2" style:family="table">
      <style:table-properties style:width="16.341cm" fo:margin-left="0.344cm" table:align="left"/>
    </style:style>
    <style:style style:name="Tabla2.A" style:family="table-column">
      <style:table-column-properties style:column-width="4.085cm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666666" fo:padding="0.097cm" fo:border="0.05pt solid #000000">
        <style:background-image/>
      </style:table-cell-properties>
    </style:style>
    <style:style style:name="Tabla4" style:family="table">
      <style:table-properties style:width="16.341cm" fo:margin-left="0.344cm" table:align="left"/>
    </style:style>
    <style:style style:name="Tabla4.A" style:family="table-column">
      <style:table-column-properties style:column-width="4.085cm"/>
    </style:style>
    <style:style style:name="Tabla4.A1" style:family="table-cell">
      <style:table-cell-properties fo:background-color="#33a3a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#33a3a3" fo:padding="0.097cm" fo:border="0.05pt solid #000000">
        <style:background-image/>
      </style:table-cell-properties>
    </style:style>
    <style:style style:name="Tabla5" style:family="table">
      <style:table-properties style:width="16.341cm" fo:margin-left="0.344cm" table:align="left"/>
    </style:style>
    <style:style style:name="Tabla5.A" style:family="table-column">
      <style:table-column-properties style:column-width="4.085cm"/>
    </style:style>
    <style:style style:name="Tabla5.A1" style:family="table-cell">
      <style:table-cell-properties fo:background-color="#47b8b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198a8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198a8a" fo:padding="0.097cm" fo:border="0.05pt solid #000000">
        <style:background-image/>
      </style:table-cell-properties>
    </style:style>
    <style:style style:name="Tabla6" style:family="table">
      <style:table-properties style:width="16.341cm" fo:margin-left="0.344cm" table:align="left"/>
    </style:style>
    <style:style style:name="Tabla6.A" style:family="table-column">
      <style:table-column-properties style:column-width="4.085cm"/>
    </style:style>
    <style:style style:name="Tab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D1" style:family="table-cell">
      <style:table-cell-properties fo:background-color="#000000" fo:padding="0.097cm" fo:border="0.05pt solid #000000">
        <style:background-image/>
      </style:table-cell-properties>
    </style:style>
    <style:style style:name="Tabla7" style:family="table">
      <style:table-properties style:width="16.341cm" fo:margin-left="0.344cm" table:align="left"/>
    </style:style>
    <style:style style:name="Tabla7.A" style:family="table-column">
      <style:table-column-properties style:column-width="4.085cm"/>
    </style:style>
    <style:style style:name="Tabla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8" style:family="table">
      <style:table-properties style:width="16.341cm" fo:margin-left="0.344cm" table:align="left"/>
    </style:style>
    <style:style style:name="Tabla8.A" style:family="table-column">
      <style:table-column-properties style:column-width="4.085cm"/>
    </style:style>
    <style:style style:name="Tabla8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D1" style:family="table-cell">
      <style:table-cell-properties fo:background-color="#999999" fo:padding="0.097cm" fo:border="0.05pt solid #000000">
        <style:background-image/>
      </style:table-cell-properties>
    </style:style>
    <style:style style:name="Tabla11" style:family="table">
      <style:table-properties style:width="16.341cm" fo:margin-left="0.344cm" table:align="left"/>
    </style:style>
    <style:style style:name="Tabla11.A" style:family="table-column">
      <style:table-column-properties style:column-width="4.085cm"/>
    </style:style>
    <style:style style:name="Tabla11.A1" style:family="table-cell">
      <style:table-cell-properties fo:background-color="#280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00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D1" style:family="table-cell">
      <style:table-cell-properties fo:background-color="#0099ff" fo:padding="0.097cm" fo:border="0.05pt solid #000000">
        <style:background-image/>
      </style:table-cell-properties>
    </style:style>
    <style:style style:name="Tabla10" style:family="table">
      <style:table-properties style:width="16.341cm" fo:margin-left="0.344cm" table:align="left"/>
    </style:style>
    <style:style style:name="Tabla10.A" style:family="table-column">
      <style:table-column-properties style:column-width="4.085cm"/>
    </style:style>
    <style:style style:name="Tabla10.A1" style:family="table-cell">
      <style:table-cell-properties fo:background-color="#198a8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47b8b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D1" style:family="table-cell">
      <style:table-cell-properties fo:background-color="#47b8b8" fo:padding="0.097cm" fo:border="0.05pt solid #000000">
        <style:background-image/>
      </style:table-cell-properties>
    </style:style>
    <style:style style:name="Tabla9" style:family="table">
      <style:table-properties style:width="16.341cm" fo:margin-left="0.344cm" table:align="left"/>
    </style:style>
    <style:style style:name="Tabla9.A" style:family="table-column">
      <style:table-column-properties style:column-width="4.085cm"/>
    </style:style>
    <style:style style:name="Tabla9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D1" style:family="table-cell">
      <style:table-cell-properties fo:background-color="#999999" fo:padding="0.097cm" fo:border="0.05pt solid #000000">
        <style:background-image/>
      </style:table-cell-properties>
    </style:style>
    <style:style style:name="Tabla13" style:family="table">
      <style:table-properties style:width="16.341cm" fo:margin-left="0.344cm" table:align="left"/>
    </style:style>
    <style:style style:name="Tabla13.A" style:family="table-column">
      <style:table-column-properties style:column-width="4.085cm"/>
    </style:style>
    <style:style style:name="Tabla1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14" style:family="table">
      <style:table-properties style:width="16.341cm" fo:margin-left="0.344cm" table:align="left"/>
    </style:style>
    <style:style style:name="Tabla14.A" style:family="table-column">
      <style:table-column-properties style:column-width="4.085cm"/>
    </style:style>
    <style:style style:name="Tabla14.A1" style:family="table-cell">
      <style:table-cell-properties fo:background-color="#b847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background-color="#ff33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D1" style:family="table-cell">
      <style:table-cell-properties fo:background-color="#ff3366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Source Sans Pro" officeooo:rsid="000e7c38" officeooo:paragraph-rsid="000b8bb1"/>
    </style:style>
    <style:style style:name="P2" style:family="paragraph" style:parent-style-name="Standard">
      <style:text-properties style:font-name="Source Sans Pro" style:text-underline-style="none" officeooo:rsid="000a925f" officeooo:paragraph-rsid="000b8bb1"/>
    </style:style>
    <style:style style:name="P3" style:family="paragraph" style:parent-style-name="Text_20_body">
      <style:text-properties style:font-name="Source Sans Pro" officeooo:rsid="000b27ac" officeooo:paragraph-rsid="000b8bb1"/>
    </style:style>
    <style:style style:name="P4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b8bb1" fo:background-color="transparent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0b8bb1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Source Sans Pro" officeooo:rsid="000b27ac" officeooo:paragraph-rsid="000bfab3"/>
    </style:style>
    <style:style style:name="P7" style:family="paragraph" style:parent-style-name="Text_20_body">
      <style:text-properties style:font-name="Source Sans Pro" officeooo:rsid="000b27ac" officeooo:paragraph-rsid="000c652b"/>
    </style:style>
    <style:style style:name="P8" style:family="paragraph" style:parent-style-name="Text_20_body">
      <style:text-properties style:font-name="Source Sans Pro" officeooo:rsid="000b27ac" officeooo:paragraph-rsid="000c8ce9"/>
    </style:style>
    <style:style style:name="P9" style:family="paragraph" style:parent-style-name="Text_20_body">
      <style:text-properties style:font-name="Source Sans Pro" officeooo:rsid="000b27ac" officeooo:paragraph-rsid="000e5ae1"/>
    </style:style>
    <style:style style:name="P10" style:family="paragraph" style:parent-style-name="Text_20_body">
      <style:text-properties style:font-name="Source Sans Pro" officeooo:rsid="000b27ac" officeooo:paragraph-rsid="0010d34b"/>
    </style:style>
    <style:style style:name="P11" style:family="paragraph" style:parent-style-name="Standard">
      <style:paragraph-properties fo:text-align="start" style:justify-single-word="false"/>
      <style:text-properties style:font-name="Source Sans Pro" fo:font-weight="bold" officeooo:rsid="000e7c38" officeooo:paragraph-rsid="000b8bb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ource Sans Pro" fo:font-weight="bold" officeooo:rsid="000b8bb1" officeooo:paragraph-rsid="000bfab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ource Sans Pro" fo:font-weight="bold" officeooo:rsid="000b8bb1" officeooo:paragraph-rsid="000c652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ource Sans Pro" fo:font-weight="bold" officeooo:rsid="000b8bb1" officeooo:paragraph-rsid="000c8ce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ource Sans Pro" fo:font-weight="bold" officeooo:rsid="000b8bb1" officeooo:paragraph-rsid="0010d34b" style:font-weight-asian="bold" style:font-weight-complex="bold"/>
    </style:style>
    <style:style style:name="P16" style:family="paragraph" style:parent-style-name="Standard">
      <style:text-properties style:font-name="Source Sans Pro" style:text-underline-style="none" officeooo:rsid="000a925f" officeooo:paragraph-rsid="000b8bb1"/>
    </style:style>
    <style:style style:name="P17" style:family="paragraph" style:parent-style-name="Standard">
      <style:text-properties style:font-name="Source Sans Pro" style:text-underline-style="none" officeooo:rsid="000a925f" officeooo:paragraph-rsid="000bfab3"/>
    </style:style>
    <style:style style:name="P18" style:family="paragraph" style:parent-style-name="Standard">
      <style:text-properties style:font-name="Source Sans Pro" style:text-underline-style="none" officeooo:rsid="000a925f" officeooo:paragraph-rsid="000c652b"/>
    </style:style>
    <style:style style:name="P19" style:family="paragraph" style:parent-style-name="Standard">
      <style:text-properties style:font-name="Source Sans Pro" style:text-underline-style="none" officeooo:rsid="000a925f" officeooo:paragraph-rsid="000c8ce9"/>
    </style:style>
    <style:style style:name="P20" style:family="paragraph" style:parent-style-name="Standard">
      <style:text-properties style:font-name="Source Sans Pro" style:text-underline-style="none" officeooo:rsid="000a925f" officeooo:paragraph-rsid="000e5ae1"/>
    </style:style>
    <style:style style:name="P21" style:family="paragraph" style:parent-style-name="Standard">
      <style:text-properties style:font-name="Source Sans Pro" style:text-underline-style="none" officeooo:rsid="000a925f" officeooo:paragraph-rsid="0010d34b"/>
    </style:style>
    <style:style style:name="P22" style:family="paragraph" style:parent-style-name="Standard">
      <style:paragraph-properties fo:text-align="start" style:justify-single-word="false"/>
      <style:text-properties style:font-name="Source Sans Pro" style:text-underline-style="none" officeooo:rsid="000a925f" officeooo:paragraph-rsid="0010d34b"/>
    </style:style>
    <style:style style:name="P23" style:family="paragraph" style:parent-style-name="Standard">
      <style:paragraph-properties fo:text-align="start" style:justify-single-word="false"/>
      <style:text-properties style:font-name="Source Sans Pro" officeooo:rsid="000e7c38" officeooo:paragraph-rsid="000bfab3"/>
    </style:style>
    <style:style style:name="P24" style:family="paragraph" style:parent-style-name="Standard">
      <style:paragraph-properties fo:text-align="start" style:justify-single-word="false"/>
      <style:text-properties style:font-name="Source Sans Pro" officeooo:rsid="000e7c38" officeooo:paragraph-rsid="000c652b"/>
    </style:style>
    <style:style style:name="P25" style:family="paragraph" style:parent-style-name="Standard">
      <style:paragraph-properties fo:text-align="start" style:justify-single-word="false"/>
      <style:text-properties style:font-name="Source Sans Pro" officeooo:rsid="000e7c38" officeooo:paragraph-rsid="000e5ae1"/>
    </style:style>
    <style:style style:name="P26" style:family="paragraph" style:parent-style-name="Standard">
      <style:paragraph-properties fo:text-align="start" style:justify-single-word="false"/>
      <style:text-properties style:font-name="Source Sans Pro" officeooo:rsid="000e7c38" officeooo:paragraph-rsid="0010d34b"/>
    </style:style>
    <style:style style:name="P27" style:family="paragraph" style:parent-style-name="Standard">
      <style:text-properties style:font-name="Source Sans Pro" fo:font-size="8pt" style:text-underline-style="none" officeooo:rsid="000a925f" officeooo:paragraph-rsid="000b8bb1" style:font-size-asian="7pt" style:font-size-complex="8pt"/>
    </style:style>
    <style:style style:name="P28" style:family="paragraph" style:parent-style-name="Standard">
      <style:text-properties style:font-name="Source Sans Pro" fo:font-size="8pt" style:text-underline-style="none" officeooo:rsid="000a925f" officeooo:paragraph-rsid="000c652b" style:font-size-asian="7pt" style:font-size-complex="8pt"/>
    </style:style>
    <style:style style:name="P29" style:family="paragraph" style:parent-style-name="Standard">
      <style:paragraph-properties fo:text-align="start" style:justify-single-word="false"/>
      <style:text-properties style:font-name="Source Sans Pro" fo:font-size="8pt" officeooo:rsid="000e7c38" officeooo:paragraph-rsid="0010d34b" style:font-size-asian="7pt" style:font-size-complex="8pt"/>
    </style:style>
    <style:style style:name="P30" style:family="paragraph" style:parent-style-name="Standard">
      <style:text-properties style:font-name="Source Sans Pro" style:text-underline-style="solid" style:text-underline-width="auto" style:text-underline-color="font-color" officeooo:rsid="000a925f" officeooo:paragraph-rsid="000b8bb1"/>
    </style:style>
    <style:style style:name="P31" style:family="paragraph" style:parent-style-name="Standard">
      <style:text-properties style:text-underline-style="none" officeooo:paragraph-rsid="000c652b"/>
    </style:style>
    <style:style style:name="P32" style:family="paragraph" style:parent-style-name="Standard">
      <style:text-properties officeooo:paragraph-rsid="000b8bb1"/>
    </style:style>
    <style:style style:name="P33" style:family="paragraph" style:parent-style-name="Standard">
      <style:text-properties style:text-underline-style="solid" style:text-underline-width="auto" style:text-underline-color="font-color" officeooo:paragraph-rsid="000b8bb1"/>
    </style:style>
    <style:style style:name="P34" style:family="paragraph" style:parent-style-name="Standard">
      <style:text-properties style:text-underline-style="solid" style:text-underline-width="auto" style:text-underline-color="font-color" officeooo:paragraph-rsid="000e5ae1"/>
    </style:style>
    <style:style style:name="P35" style:family="paragraph" style:parent-style-name="Standard">
      <style:text-properties officeooo:paragraph-rsid="000c652b"/>
    </style:style>
    <style:style style:name="P36" style:family="paragraph" style:parent-style-name="Standard">
      <style:text-properties officeooo:paragraph-rsid="000e5ae1"/>
    </style:style>
    <style:style style:name="P37" style:family="paragraph" style:parent-style-name="Standard">
      <style:text-properties officeooo:paragraph-rsid="0010d34b"/>
    </style:style>
    <style:style style:name="P38" style:family="paragraph" style:parent-style-name="Standard">
      <style:paragraph-properties fo:text-align="start" style:justify-single-word="false" fo:break-before="page"/>
      <style:text-properties style:font-name="Source Sans Pro" fo:font-weight="bold" officeooo:rsid="000e7c38" officeooo:paragraph-rsid="000c652b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Source Sans Pro" officeooo:rsid="000e7c38" officeooo:paragraph-rsid="000c8ce9"/>
    </style:style>
    <style:style style:name="P40" style:family="paragraph" style:parent-style-name="Standard">
      <style:paragraph-properties fo:text-align="start" style:justify-single-word="false" fo:break-before="page"/>
      <style:text-properties style:font-name="Source Sans Pro" officeooo:rsid="000e7c38" officeooo:paragraph-rsid="0010d34b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b8bb1" officeooo:paragraph-rsid="000b8bb1" fo:background-color="transparent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b8bb1" officeooo:paragraph-rsid="000c652b" fo:background-color="transparent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text-position="0% 100%" style:font-name="Source Sans Pro" fo:font-size="12pt" fo:font-weight="bold" officeooo:rsid="000b8bb1" officeooo:paragraph-rsid="000c8ce9" fo:background-color="transparent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c652b" fo:background-color="transparent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c8ce9" fo:background-color="transparent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0e5ae1" fo:background-color="transparent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text-position="0% 100%" style:font-name="Source Sans Pro" fo:font-size="12pt" fo:font-weight="bold" officeooo:rsid="000c8d1e" officeooo:paragraph-rsid="0010d34b" fo:background-color="transparent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800000" style:text-position="0% 100%" style:font-name="Source Sans Pro" fo:font-size="12pt" fo:font-weight="bold" officeooo:rsid="000b8bb1" officeooo:paragraph-rsid="0010d34b" fo:background-color="transparent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b8bb1" officeooo:paragraph-rsid="000b8bb1" fo:background-color="transparent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b8bb1" officeooo:paragraph-rsid="000c652b" fo:background-color="transparent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text-position="0% 100%" style:font-name="Source Sans Pro" fo:font-size="12pt" fo:font-weight="bold" officeooo:rsid="000b8bb1" officeooo:paragraph-rsid="000c8ce9" fo:background-color="transparent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0c652b" fo:background-color="transparent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0c8ce9" fo:background-color="transparent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0e5ae1" fo:background-color="transparent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text-position="0% 100%" style:font-name="Source Sans Pro" fo:font-size="12pt" fo:font-weight="bold" officeooo:rsid="000c8d1e" officeooo:paragraph-rsid="0010d34b" fo:background-color="transparent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800000" style:text-position="0% 100%" style:font-name="Source Sans Pro" fo:font-size="12pt" fo:font-weight="bold" officeooo:rsid="000b8bb1" officeooo:paragraph-rsid="0010d34b" fo:background-color="transparent" style:font-size-asian="12pt" style:font-weight-asian="bold" style:font-size-complex="12pt" style:font-weight-complex="bold"/>
    </style:style>
    <style:style style:name="P57" style:family="paragraph">
      <style:paragraph-properties fo:text-align="center"/>
    </style:style>
    <style:style style:name="P58" style:family="paragraph">
      <style:paragraph-properties fo:text-align="center"/>
      <style:text-properties style:font-name="Source Sans Pro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8bb1" style:font-weight-asian="bold" style:font-weight-complex="bold"/>
    </style:style>
    <style:style style:name="T3" style:family="text">
      <style:text-properties fo:font-weight="bold" officeooo:rsid="000bfab3" style:font-weight-asian="bold" style:font-weight-complex="bold"/>
    </style:style>
    <style:style style:name="T4" style:family="text">
      <style:text-properties fo:font-weight="bold" officeooo:rsid="000c652b" style:font-weight-asian="bold" style:font-weight-complex="bold"/>
    </style:style>
    <style:style style:name="T5" style:family="text">
      <style:text-properties fo:font-weight="bold" officeooo:rsid="0010d34b" style:font-weight-asian="bold" style:font-weight-complex="bold"/>
    </style:style>
    <style:style style:name="T6" style:family="text">
      <style:text-properties style:use-window-font-color="true" officeooo:rsid="000a925f"/>
    </style:style>
    <style:style style:name="T7" style:family="text">
      <style:text-properties style:use-window-font-color="true" style:text-position="sub 58%" officeooo:rsid="000a925f"/>
    </style:style>
    <style:style style:name="T8" style:family="text">
      <style:text-properties style:use-window-font-color="true" style:text-position="sub 58%" officeooo:rsid="0013c163"/>
    </style:style>
    <style:style style:name="T9" style:family="text">
      <style:text-properties style:use-window-font-color="true" style:text-position="sub 58%" officeooo:rsid="0013d2f4"/>
    </style:style>
    <style:style style:name="T10" style:family="text">
      <style:text-properties style:use-window-font-color="true" officeooo:rsid="0013c163"/>
    </style:style>
    <style:style style:name="T11" style:family="text">
      <style:text-properties style:use-window-font-color="true" officeooo:rsid="0013d2f4"/>
    </style:style>
    <style:style style:name="T12" style:family="text">
      <style:text-properties style:use-window-font-color="true" officeooo:rsid="000c652b"/>
    </style:style>
    <style:style style:name="T13" style:family="text">
      <style:text-properties style:use-window-font-color="true" officeooo:rsid="000e5ae1"/>
    </style:style>
    <style:style style:name="T14" style:family="text">
      <style:text-properties style:use-window-font-color="true" officeooo:rsid="0010d34b"/>
    </style:style>
    <style:style style:name="T15" style:family="text">
      <style:text-properties officeooo:rsid="000bfab3"/>
    </style:style>
    <style:style style:name="T16" style:family="text">
      <style:text-properties officeooo:rsid="000c652b"/>
    </style:style>
    <style:style style:name="T17" style:family="text">
      <style:text-properties officeooo:rsid="000c8ce9"/>
    </style:style>
    <style:style style:name="T18" style:family="text">
      <style:text-properties fo:font-weight="normal" officeooo:rsid="000c652b" style:font-weight-asian="normal" style:font-weight-complex="normal"/>
    </style:style>
    <style:style style:name="T19" style:family="text">
      <style:text-properties fo:font-weight="normal" officeooo:rsid="0010d34b" style:font-weight-asian="normal" style:font-weight-complex="normal"/>
    </style:style>
    <style:style style:name="T20" style:family="text">
      <style:text-properties fo:font-weight="normal" officeooo:rsid="000bfab3" style:font-weight-asian="normal" style:font-weight-complex="normal"/>
    </style:style>
    <style:style style:name="T21" style:family="text">
      <style:text-properties fo:font-style="normal" fo:font-weight="normal" officeooo:rsid="000e5ae1" style:font-style-asian="normal" style:font-weight-asian="normal" style:font-style-complex="normal" style:font-weight-complex="normal"/>
    </style:style>
    <style:style style:name="T22" style:family="text">
      <style:text-properties officeooo:rsid="0010d34b"/>
    </style:style>
    <style:style style:name="T23" style:family="text">
      <style:text-properties style:font-name="Source Sans Pro" fo:font-size="22pt" fo:font-weight="bold" style:font-size-asian="22pt" style:font-weight-asian="bold" style:font-size-complex="22pt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33a3a3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3" style:family="graphic">
      <style:graphic-properties svg:stroke-width="0.101cm" svg:stroke-color="#33a3a3" draw:fill="solid" draw:fill-color="#cccccc" draw:textarea-horizontal-align="justify" draw:textarea-vertical-align="middle" draw:auto-grow-height="false" fo:padding-top="0.049cm" fo:padding-bottom="0.049cm" fo:padding-left="0.049cm" fo:padding-right="0.049cm" style:run-through="background"/>
    </style:style>
    <style:style style:name="gr4" style:family="graphic">
      <style:graphic-properties svg:stroke-width="0.101cm" svg:stroke-color="#33a3a3" draw:fill="solid" draw:fill-color="#666666" draw:textarea-horizontal-align="justify" draw:textarea-vertical-align="middle" draw:auto-grow-height="false" fo:padding-top="0.049cm" fo:padding-bottom="0.049cm" fo:padding-left="0.049cm" fo:padding-right="0.049cm" style:run-through="background"/>
    </style:style>
    <style:style style:name="gr5" style:family="graphic">
      <style:graphic-properties svg:stroke-width="0.101cm" svg:stroke-color="#aecf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aecf00" draw:fill="solid" draw:fill-color="#cccccc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aecf00" draw:fill="solid" draw:fill-color="#666666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808080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7da647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7da647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width="0.101cm" svg:stroke-color="#7da647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2" style:family="graphic">
      <style:graphic-properties svg:stroke-width="0.101cm" svg:stroke-color="#33a3a3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3" style:family="graphic">
      <style:graphic-properties svg:stroke-width="0.101cm" svg:stroke-color="#33a3a3" draw:textarea-horizontal-align="center" draw:textarea-vertical-align="middle" fo:padding-top="0.049cm" fo:padding-bottom="0.049cm" fo:padding-left="0.049cm" fo:padding-right="0.049cm" style:run-through="foreground"/>
    </style:style>
    <style:style style:name="gr14" style:family="graphic">
      <style:graphic-properties svg:stroke-width="0.101cm" svg:stroke-color="#000000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5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6" style:family="graphic">
      <style:graphic-properties svg:stroke-width="0.101cm" svg:stroke-color="#0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17" style:family="graphic">
      <style:graphic-properties svg:stroke-width="0.049cm" svg:stroke-color="#000000" draw:marker-end="Fin_20_de_20_línea_20_1" draw:fill="solid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18" style:family="graphic">
      <style:graphic-properties style:run-through="foreground"/>
    </style:style>
    <style:style style:name="gr19" style:family="graphic">
      <style:graphic-properties svg:stroke-width="0.101cm" svg:stroke-color="#000000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/>
    </style:style>
    <style:style style:name="gr20" style:family="graphic">
      <style:graphic-properties svg:stroke-width="0.199cm" svg:stroke-color="#000000" draw:fill="solid" draw:fill-color="#729fcf" draw:textarea-horizontal-align="center" draw:textarea-vertical-align="middle" fo:padding-top="0.099cm" fo:padding-bottom="0.099cm" fo:padding-left="0.099cm" fo:padding-right="0.099cm" style:run-through="foreground"/>
    </style:style>
    <style:style style:name="gr21" style:family="graphic">
      <style:graphic-properties svg:stroke-width="0.101cm" svg:stroke-color="#000000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foreground"/>
    </style:style>
    <style:style style:name="gr22" style:family="graphic">
      <style:graphic-properties svg:stroke-width="0.101cm" svg:stroke-color="#000080" draw:marker-end="Fin_20_de_20_línea_20_1" draw:fill="solid" draw:fill-color="#ffffff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svg:stroke-width="0.101cm" svg:stroke-color="#000080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foreground"/>
    </style:style>
    <style:style style:name="gr24" style:family="graphic">
      <style:graphic-properties svg:stroke-width="0.101cm" svg:stroke-color="#000080" draw:fill="solid" draw:fill-color="#00000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25" style:family="graphic">
      <style:graphic-properties svg:stroke-width="0.101cm" svg:stroke-color="#00008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-dash="_32__20_Dots_20_1_20_Dash" svg:stroke-width="0.101cm" svg:stroke-color="#000080" draw:fill="solid" draw:fill-color="#000000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27" style:family="graphic">
      <style:graphic-properties svg:stroke-width="0.101cm" svg:stroke-color="#00008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28" style:family="graphic">
      <style:graphic-properties svg:stroke-width="0.049cm" svg:stroke-color="#800000" draw:marker-end="Fin_20_de_20_línea_20_1" draw:fill="solid" draw:fill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29" style:family="graphic">
      <style:graphic-properties svg:stroke-width="0.101cm" svg:stroke-color="#800000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foreground"/>
    </style:style>
    <style:style style:name="gr30" style:family="graphic">
      <style:graphic-properties svg:stroke-width="0.199cm" svg:stroke-color="#800000" draw:fill="solid" draw:fill-color="#729fcf" draw:textarea-horizontal-align="center" draw:textarea-vertical-align="middle" fo:padding-top="0.099cm" fo:padding-bottom="0.099cm" fo:padding-left="0.099cm" fo:padding-right="0.099cm" style:run-through="foreground"/>
    </style:style>
    <style:style style:name="gr31" style:family="graphic">
      <style:graphic-properties draw:stroke="dash" draw:stroke-dash="Ultrafine_20_Dashed" svg:stroke-width="0.101cm" svg:stroke-color="#800000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32" style:family="graphic">
      <style:graphic-properties draw:stroke="dash" draw:stroke-dash="Ultrafine_20_Dashed" svg:stroke-width="0.101cm" svg:stroke-color="#800000" draw:textarea-horizontal-align="center" draw:textarea-vertical-align="middle" fo:padding-top="0.049cm" fo:padding-bottom="0.049cm" fo:padding-left="0.049cm" fo:padding-right="0.049cm" style:run-through="foreground"/>
    </style:style>
    <style:style style:name="gr33" style:family="graphic">
      <style:graphic-properties draw:stroke="dash" draw:stroke-dash="Ultrafine_20_Dashed" svg:stroke-width="0.101cm" svg:stroke-color="#800000" draw:marker-end="Fin_20_de_20_línea_20_1" draw:fill="solid" draw:fill-color="#000000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<draw:line text:anchor-type="paragraph" draw:z-index="12" draw:style-name="gr8" draw:text-style-name="P57" svg:x1="-0.371cm" svg:y1="0.198cm" svg:x2="17.562cm" svg:y2="0.198cm"><text:p/></draw:line><draw:g text:anchor-type="paragraph" draw:z-index="13" draw:style-name="gr1"><draw:line draw:style-name="gr9" draw:text-style-name="P57" svg:x1="-0.359cm" svg:y1="0.198cm" svg:x2="17.574cm" svg:y2="0.198cm"><text:p/></draw:line><draw:line draw:style-name="gr10" draw:text-style-name="P57" svg:x1="-0.36cm" svg:y1="0.159cm" svg:x2="-0.364cm" svg:y2="7.315cm"><text:p/></draw:line><draw:line draw:style-name="gr10" draw:text-style-name="P57" svg:x1="17.574cm" svg:y1="0.211cm" svg:x2="17.57cm" svg:y2="7.367cm"><text:p/></draw:line><draw:line draw:style-name="gr9" draw:text-style-name="P57" svg:x1="-0.359cm" svg:y1="7.366cm" svg:x2="17.574cm" svg:y2="7.366cm"><text:p/></draw:line><draw:line draw:style-name="gr11" draw:text-style-name="P57" svg:x1="2.44cm" svg:y1="7.38cm" svg:x2="2.438cm" svg:y2="9.045cm"><text:p/></draw:line><draw:line draw:style-name="gr11" draw:text-style-name="P57" svg:x1="6.485cm" svg:y1="7.366cm" svg:x2="6.483cm" svg:y2="9.031cm"><text:p/></draw:line><draw:line draw:style-name="gr11" draw:text-style-name="P57" svg:x1="10.566cm" svg:y1="7.38cm" svg:x2="10.564cm" svg:y2="9.045cm"><text:p/></draw:line><draw:line draw:style-name="gr11" draw:text-style-name="P57" svg:x1="14.685cm" svg:y1="7.38cm" svg:x2="14.683cm" svg:y2="9.045cm"><text:p/></draw:line></draw:g></text:p>
      <text:p text:style-name="P1"><text:span text:style-name="T1">XMM</text:span><text:span text:style-name="T2">1</text:span></text:p>
      <text:p text:style-name="P3">15<text:tab/><text:tab/><text:tab/><text:tab/><text:tab/><text:tab/><text:tab/><text:tab/><text:tab/><text:tab/><text:tab/><text:tab/><text:tab/> <text:s text:c="4"/>0</text:p>
      <table:table table:name="Tabla12" table:style-name="Tabla12">
        <table:table-column table:style-name="Tabla12.A" table:number-columns-repeated="4"/>
        <table:table-row>
          <table:table-cell table:style-name="Tabla12.A1" office:value-type="string">
            <text:p text:style-name="P4"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/text:p>
          </table:table-cell>
          <table:table-cell table:style-name="Tabla12.B1" office:value-type="string">
            <text:p text:style-name="P4"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/text:p>
          </table:table-cell>
          <table:table-cell table:style-name="Tabla12.A1" office:value-type="string">
            <text:p text:style-name="P4"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/text:p>
          </table:table-cell>
          <table:table-cell table:style-name="Tabla12.D1" office:value-type="string">
            <text:p text:style-name="P5"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/text:p>
          </table:table-cell>
        </table:table-row>
      </table:table>
      <text:p text:style-name="P2"><draw:line text:anchor-type="paragraph" draw:z-index="6" draw:style-name="gr5" draw:text-style-name="P57" svg:x1="10.523cm" svg:y1="0.286cm" svg:x2="10.523cm" svg:y2="3.084cm"><text:p/></draw:line><draw:line text:anchor-type="paragraph" draw:z-index="4" draw:style-name="gr5" draw:text-style-name="P57" svg:x1="2.378cm" svg:y1="0.286cm" svg:x2="2.378cm" svg:y2="3.084cm"><text:p/></draw:line><draw:line text:anchor-type="paragraph" draw:z-index="8" draw:style-name="gr5" draw:text-style-name="P57" svg:x1="6.461cm" svg:y1="0.286cm" svg:x2="6.461cm" svg:y2="3.084cm"><text:p/></draw:line><draw:line text:anchor-type="paragraph" draw:z-index="10" draw:style-name="gr5" draw:text-style-name="P57" svg:x1="14.624cm" svg:y1="0.326cm" svg:x2="14.624cm" svg:y2="3.124cm"><text:p/></draw:line></text:p>
      <text:p text:style-name="P30"><draw:custom-shape text:anchor-type="paragraph" draw:z-index="7" draw:style-name="gr6" draw:text-style-name="P58" svg:width="1.493cm" svg:height="1.493cm" svg:x="9.805cm" svg:y="0.245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style-name="gr6" draw:text-style-name="P58" svg:width="1.493cm" svg:height="1.493cm" svg:x="1.66cm" svg:y="0.245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9" draw:style-name="gr7" draw:text-style-name="P58" svg:width="1.493cm" svg:height="1.493cm" svg:x="5.711cm" svg:y="0.245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1" draw:style-name="gr7" draw:text-style-name="P58" svg:width="1.493cm" svg:height="1.493cm" svg:x="13.875cm" svg:y="0.302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2"/>
      <text:p text:style-name="P12"><text:span text:style-name="T15">Máscara</text:span></text:p>
      <text:p text:style-name="P12">“152”</text:p>
      <text:p text:style-name="P3">15<text:tab/><text:tab/><text:tab/><text:tab/><text:tab/><text:tab/><text:tab/><text:tab/><text:tab/><text:tab/><text:tab/><text:tab/><text:tab/> <text:s text:c="4"/>0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41">152</text:p>
          </table:table-cell>
          <table:table-cell table:style-name="Tabla1.A1" office:value-type="string">
            <text:p text:style-name="P41">152</text:p>
          </table:table-cell>
          <table:table-cell table:style-name="Tabla1.A1" office:value-type="string">
            <text:p text:style-name="P41">152</text:p>
          </table:table-cell>
          <table:table-cell table:style-name="Tabla1.D1" office:value-type="string">
            <text:p text:style-name="P49">152</text:p>
          </table:table-cell>
        </table:table-row>
      </table:table>
      <text:p text:style-name="P2"/>
      <text:p text:style-name="P27"/>
      <text:p text:style-name="P23"><text:span text:style-name="T3">Resultado</text:span></text:p>
      <text:p text:style-name="P23"><text:span text:style-name="T3">XMM1</text:span></text:p>
      <text:p text:style-name="P6">15<text:tab/><text:tab/><text:tab/><text:tab/><text:tab/><text:tab/><text:tab/><text:tab/><text:tab/><text:tab/><text:tab/><text:tab/><text:tab/> <text:s text:c="4"/>0</text:p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44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&gt; 152 ?</text:span></text:p>
          </table:table-cell>
          <table:table-cell table:style-name="Tabla3.B1" office:value-type="string">
            <text:p text:style-name="P44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&gt; 152 ?</text:span></text:p>
          </table:table-cell>
          <table:table-cell table:style-name="Tabla3.A1" office:value-type="string">
            <text:p text:style-name="P44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&gt; 152 ?</text:span></text:p>
          </table:table-cell>
          <table:table-cell table:style-name="Tabla3.D1" office:value-type="string">
            <text:p text:style-name="P52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&gt; 152 ?</text:span></text:p>
          </table:table-cell>
        </table:table-row>
      </table:table>
      <text:p text:style-name="P17"/>
      <text:p text:style-name="P32"/>
      <text:p text:style-name="P32"/>
      <text:p text:style-name="P32"/>
      <text:p text:style-name="P33"/>
      <text:p text:style-name="P32"/>
      <text:p text:style-name="P39"><draw:g text:anchor-type="paragraph" draw:z-index="16" draw:style-name="gr1"><draw:line draw:style-name="gr14" draw:text-style-name="P57" svg:x1="-0.363cm" svg:y1="-0.31cm" svg:x2="17.57cm" svg:y2="-0.31cm"><text:p/></draw:line><draw:line draw:style-name="gr15" draw:text-style-name="P57" svg:x1="-0.363cm" svg:y1="-0.349cm" svg:x2="-0.367cm" svg:y2="6.807cm"><text:p/></draw:line><draw:line draw:style-name="gr15" draw:text-style-name="P57" svg:x1="17.569cm" svg:y1="-0.297cm" svg:x2="17.565cm" svg:y2="6.859cm"><text:p/></draw:line><draw:line draw:style-name="gr14" draw:text-style-name="P57" svg:x1="-0.363cm" svg:y1="6.858cm" svg:x2="17.57cm" svg:y2="6.858cm"><text:p/></draw:line><draw:line draw:style-name="gr16" draw:text-style-name="P57" svg:x1="2.436cm" svg:y1="6.872cm" svg:x2="2.434cm" svg:y2="8.537cm"><text:p/></draw:line><draw:line draw:style-name="gr16" draw:text-style-name="P57" svg:x1="6.48cm" svg:y1="6.858cm" svg:x2="6.478cm" svg:y2="8.523cm"><text:p/></draw:line><draw:line draw:style-name="gr16" draw:text-style-name="P57" svg:x1="10.562cm" svg:y1="6.872cm" svg:x2="10.56cm" svg:y2="8.537cm"><text:p/></draw:line><draw:line draw:style-name="gr16" draw:text-style-name="P57" svg:x1="14.681cm" svg:y1="6.872cm" svg:x2="14.679cm" svg:y2="8.537cm"><text:p/></draw:line></draw:g><text:span text:style-name="T3">XMM1<text:tab/><text:tab/><text:tab/><text:tab/><text:tab/><text:tab/><text:tab/></text:span><text:span text:style-name="T21">(Aplico “XOR”)</text:span></text:p>
      <text:p text:style-name="P8">15<text:tab/><text:tab/><text:tab/><text:tab/><text:tab/><text:tab/><text:tab/><text:tab/><text:tab/><text:tab/><text:tab/><text:tab/><text:tab/> <text:s text:c="4"/>0</text:p>
      <table:table table:name="Tabla6" table:style-name="Tabla6">
        <table:table-column table:style-name="Tabla6.A" table:number-columns-repeated="4"/>
        <table:table-row>
          <table:table-cell table:style-name="Tabla6.A1" office:value-type="string">
            <text:p text:style-name="P45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&gt; 152 ?</text:span></text:p>
          </table:table-cell>
          <table:table-cell table:style-name="Tabla6.B1" office:value-type="string">
            <text:p text:style-name="P45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&gt; 152 ?</text:span></text:p>
          </table:table-cell>
          <table:table-cell table:style-name="Tabla6.A1" office:value-type="string">
            <text:p text:style-name="P45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&gt; 152 ?</text:span></text:p>
          </table:table-cell>
          <table:table-cell table:style-name="Tabla6.D1" office:value-type="string">
            <text:p text:style-name="P53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&gt; 152 ?</text:span></text:p>
          </table:table-cell>
        </table:table-row>
      </table:table>
      <text:p text:style-name="P19"><draw:g text:anchor-type="paragraph" draw:z-index="17" draw:style-name="gr1"><draw:line draw:style-name="gr17" draw:text-style-name="P57" svg:x1="2.406cm" svg:y1="0.374cm" svg:x2="2.406cm" svg:y2="3.172cm"><text:p/></draw:line><draw:g draw:style-name="gr18"><draw:custom-shape draw:style-name="gr19" draw:text-style-name="P58" svg:width="0.973cm" svg:height="0.973cm" svg:x="1.923cm" svg:y="1.069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0" draw:text-style-name="P57" svg:x1="1.923cm" svg:y1="1.556cm" svg:x2="2.895cm" svg:y2="1.556cm"><text:p/></draw:line><draw:line draw:style-name="gr20" draw:text-style-name="P57" svg:x1="2.403cm" svg:y1="1.069cm" svg:x2="2.403cm" svg:y2="2.041cm"><text:p/></draw:line></draw:g></draw:g><draw:g text:anchor-type="paragraph" draw:z-index="18" draw:style-name="gr1"><draw:line draw:style-name="gr17" draw:text-style-name="P57" svg:x1="6.572cm" svg:y1="0.374cm" svg:x2="6.572cm" svg:y2="3.172cm"><text:p/></draw:line><draw:g draw:style-name="gr18"><draw:custom-shape draw:style-name="gr21" draw:text-style-name="P58" svg:width="0.973cm" svg:height="0.973cm" svg:x="6.089cm" svg:y="1.0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0" draw:text-style-name="P57" svg:x1="6.089cm" svg:y1="1.556cm" svg:x2="7.061cm" svg:y2="1.556cm"><text:p/></draw:line><draw:line draw:style-name="gr20" draw:text-style-name="P57" svg:x1="6.568cm" svg:y1="1.069cm" svg:x2="6.568cm" svg:y2="2.041cm"><text:p/></draw:line></draw:g></draw:g><draw:g text:anchor-type="paragraph" draw:z-index="19" draw:style-name="gr1"><draw:line draw:style-name="gr17" draw:text-style-name="P57" svg:x1="10.574cm" svg:y1="0.374cm" svg:x2="10.574cm" svg:y2="3.172cm"><text:p/></draw:line><draw:g draw:style-name="gr18"><draw:custom-shape draw:style-name="gr21" draw:text-style-name="P58" svg:width="0.973cm" svg:height="0.973cm" svg:x="10.091cm" svg:y="1.0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0" draw:text-style-name="P57" svg:x1="10.091cm" svg:y1="1.556cm" svg:x2="11.063cm" svg:y2="1.556cm"><text:p/></draw:line><draw:line draw:style-name="gr20" draw:text-style-name="P57" svg:x1="10.57cm" svg:y1="1.069cm" svg:x2="10.57cm" svg:y2="2.041cm"><text:p/></draw:line></draw:g></draw:g><draw:g text:anchor-type="paragraph" draw:z-index="20" draw:style-name="gr1"><draw:line draw:style-name="gr17" draw:text-style-name="P57" svg:x1="14.691cm" svg:y1="0.374cm" svg:x2="14.691cm" svg:y2="3.172cm"><text:p/></draw:line><draw:g draw:style-name="gr18"><draw:custom-shape draw:style-name="gr21" draw:text-style-name="P58" svg:width="0.973cm" svg:height="0.973cm" svg:x="14.208cm" svg:y="1.06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20" draw:text-style-name="P57" svg:x1="14.208cm" svg:y1="1.556cm" svg:x2="15.18cm" svg:y2="1.556cm"><text:p/></draw:line><draw:line draw:style-name="gr20" draw:text-style-name="P57" svg:x1="14.687cm" svg:y1="1.069cm" svg:x2="14.687cm" svg:y2="2.041cm"><text:p/></draw:line></draw:g></draw:g></text:p>
      <text:p text:style-name="P19"/>
      <text:p text:style-name="P19"/>
      <text:p text:style-name="P14"><text:span text:style-name="T17">Máscara </text:span></text:p>
      <text:p text:style-name="P14"><text:span text:style-name="T17">“-1”</text:span></text:p>
      <text:p text:style-name="P8">15<text:tab/><text:tab/><text:tab/><text:tab/><text:tab/><text:tab/><text:tab/><text:tab/><text:tab/><text:tab/><text:tab/><text:tab/><text:tab/> <text:s text:c="4"/>0</text:p>
      <table:table table:name="Tabla7" table:style-name="Tabla7">
        <table:table-column table:style-name="Tabla7.A" table:number-columns-repeated="4"/>
        <table:table-row>
          <table:table-cell table:style-name="Tabla7.A1" office:value-type="string">
            <text:p text:style-name="P43"><text:span text:style-name="T17">0xFFFFFFFF</text:span></text:p>
          </table:table-cell>
          <table:table-cell table:style-name="Tabla7.A1" office:value-type="string">
            <text:p text:style-name="P43"><text:span text:style-name="T17">0xFFFFFFFF</text:span></text:p>
          </table:table-cell>
          <table:table-cell table:style-name="Tabla7.A1" office:value-type="string">
            <text:p text:style-name="P43"><text:span text:style-name="T17">0xFFFFFFFF</text:span></text:p>
          </table:table-cell>
          <table:table-cell table:style-name="Tabla7.D1" office:value-type="string">
            <text:p text:style-name="P51"><text:span text:style-name="T17">0xFFFFFFFF</text:span></text:p>
          </table:table-cell>
        </table:table-row>
      </table:table>
      <text:p text:style-name="P19"/>
      <text:p text:style-name="P19"/>
      <text:p text:style-name="P25"><text:span text:style-name="T3">Resultado</text:span></text:p>
      <text:p text:style-name="P25"><text:span text:style-name="T3">XMM1</text:span></text:p>
      <text:p text:style-name="P9">15<text:tab/><text:tab/><text:tab/><text:tab/><text:tab/><text:tab/><text:tab/><text:tab/><text:tab/><text:tab/><text:tab/><text:tab/><text:tab/> <text:s text:c="4"/>0</text:p>
      <table:table table:name="Tabla8" table:style-name="Tabla8">
        <table:table-column table:style-name="Tabla8.A" table:number-columns-repeated="4"/>
        <table:table-row>
          <table:table-cell table:style-name="Tabla8.A1" office:value-type="string">
            <text:p text:style-name="P46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</text:span><text:span text:style-name="T13">&lt;=</text:span><text:span text:style-name="T12"> 152 ?</text:span></text:p>
          </table:table-cell>
          <table:table-cell table:style-name="Tabla8.B1" office:value-type="string">
            <text:p text:style-name="P46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</text:span><text:span text:style-name="T13">&lt;=</text:span><text:span text:style-name="T12"> 152 ?</text:span></text:p>
          </table:table-cell>
          <table:table-cell table:style-name="Tabla8.A1" office:value-type="string">
            <text:p text:style-name="P46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</text:span><text:span text:style-name="T13">&lt;=</text:span><text:span text:style-name="T12"> 152 ?</text:span></text:p>
          </table:table-cell>
          <table:table-cell table:style-name="Tabla8.D1" office:value-type="string">
            <text:p text:style-name="P54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</text:span><text:span text:style-name="T13">&lt;=</text:span><text:span text:style-name="T12"> 152 ?</text:span></text:p>
          </table:table-cell>
        </table:table-row>
      </table:table>
      <text:p text:style-name="P20"/>
      <text:p text:style-name="P36"/>
      <text:p text:style-name="P36"/>
      <text:p text:style-name="P36"/>
      <text:p text:style-name="P34"/>
      <text:p text:style-name="P20"/>
      <text:p text:style-name="P38"><draw:g text:anchor-type="paragraph" draw:z-index="15" draw:style-name="gr1"><draw:line draw:style-name="gr12" draw:text-style-name="P57" svg:x1="-0.359cm" svg:y1="0.198cm" svg:x2="17.574cm" svg:y2="0.198cm"><text:p/></draw:line><draw:line draw:style-name="gr13" draw:text-style-name="P57" svg:x1="-0.36cm" svg:y1="0.159cm" svg:x2="-0.364cm" svg:y2="7.315cm"><text:p/></draw:line><draw:line draw:style-name="gr13" draw:text-style-name="P57" svg:x1="17.574cm" svg:y1="0.211cm" svg:x2="17.57cm" svg:y2="7.367cm"><text:p/></draw:line><draw:line draw:style-name="gr12" draw:text-style-name="P57" svg:x1="-0.359cm" svg:y1="7.366cm" svg:x2="17.574cm" svg:y2="7.366cm"><text:p/></draw:line><draw:line draw:style-name="gr2" draw:text-style-name="P57" svg:x1="2.44cm" svg:y1="7.38cm" svg:x2="2.438cm" svg:y2="9.045cm"><text:p/></draw:line><draw:line draw:style-name="gr2" draw:text-style-name="P57" svg:x1="6.485cm" svg:y1="7.366cm" svg:x2="6.483cm" svg:y2="9.031cm"><text:p/></draw:line><draw:line draw:style-name="gr2" draw:text-style-name="P57" svg:x1="10.566cm" svg:y1="7.38cm" svg:x2="10.564cm" svg:y2="9.045cm"><text:p/></draw:line><draw:line draw:style-name="gr2" draw:text-style-name="P57" svg:x1="14.685cm" svg:y1="7.38cm" svg:x2="14.683cm" svg:y2="9.045cm"><text:p/></draw:line></draw:g><draw:line text:anchor-type="paragraph" draw:z-index="14" draw:style-name="gr8" draw:text-style-name="P57" svg:x1="-0.371cm" svg:y1="0.198cm" svg:x2="17.562cm" svg:y2="0.198cm"><text:p/></draw:line></text:p>
      <text:p text:style-name="P24"><text:span text:style-name="T1">XMM</text:span><text:span text:style-name="T4">2</text:span></text:p>
      <text:p text:style-name="P7">15<text:tab/><text:tab/><text:tab/><text:tab/><text:tab/><text:tab/><text:tab/><text:tab/><text:tab/><text:tab/><text:tab/><text:tab/><text:tab/> <text:s text:c="4"/>0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44"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/text:p>
          </table:table-cell>
          <table:table-cell table:style-name="Tabla2.B1" office:value-type="string">
            <text:p text:style-name="P44"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/text:p>
          </table:table-cell>
          <table:table-cell table:style-name="Tabla2.A1" office:value-type="string">
            <text:p text:style-name="P44"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/text:p>
          </table:table-cell>
          <table:table-cell table:style-name="Tabla2.D1" office:value-type="string">
            <text:p text:style-name="P52"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/text:p>
          </table:table-cell>
        </table:table-row>
      </table:table>
      <text:p text:style-name="P18"><draw:g text:anchor-type="paragraph" draw:z-index="1" draw:style-name="gr1"><draw:line draw:style-name="gr2" draw:text-style-name="P57" svg:x1="10.523cm" svg:y1="0.286cm" svg:x2="10.523cm" svg:y2="3.084cm"><text:p/></draw:line><draw:custom-shape draw:style-name="gr3" draw:text-style-name="P58" svg:width="1.493cm" svg:height="1.493cm" svg:x="9.805cm" svg:y="0.778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3" draw:style-name="gr1"><draw:line draw:style-name="gr2" draw:text-style-name="P57" svg:x1="14.625cm" svg:y1="0.326cm" svg:x2="14.625cm" svg:y2="3.124cm"><text:p/></draw:line><draw:custom-shape draw:style-name="gr4" draw:text-style-name="P58" svg:width="1.493cm" svg:height="1.493cm" svg:x="13.875cm" svg:y="0.834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2" draw:style-name="gr1"><draw:line draw:style-name="gr2" draw:text-style-name="P57" svg:x1="6.461cm" svg:y1="0.286cm" svg:x2="6.461cm" svg:y2="3.084cm"><text:p/></draw:line><draw:custom-shape draw:style-name="gr4" draw:text-style-name="P58" svg:width="1.493cm" svg:height="1.493cm" svg:x="5.711cm" svg:y="0.778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0" draw:style-name="gr1"><draw:line draw:style-name="gr2" draw:text-style-name="P57" svg:x1="2.378cm" svg:y1="0.286cm" svg:x2="2.378cm" svg:y2="3.084cm"><text:p/></draw:line><draw:custom-shape draw:style-name="gr3" draw:text-style-name="P58" svg:width="1.493cm" svg:height="1.493cm" svg:x="1.66cm" svg:y="0.778cm"><text:p text:style-name="P58"><text:span text:style-name="T23">&gt;?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/text:p>
      <text:p text:style-name="P18"/>
      <text:p text:style-name="P18"/>
      <text:p text:style-name="P13"><text:span text:style-name="T15">Máscara</text:span></text:p>
      <text:p text:style-name="P13">“<text:span text:style-name="T16">305</text:span>”</text:p>
      <text:p text:style-name="P7">15<text:tab/><text:tab/><text:tab/><text:tab/><text:tab/><text:tab/><text:tab/><text:tab/><text:tab/><text:tab/><text:tab/><text:tab/><text:tab/> <text:s text:c="4"/>0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42"><text:span text:style-name="T16">305</text:span></text:p>
          </table:table-cell>
          <table:table-cell table:style-name="Tabla4.A1" office:value-type="string">
            <text:p text:style-name="P42"><text:span text:style-name="T16">305</text:span></text:p>
          </table:table-cell>
          <table:table-cell table:style-name="Tabla4.A1" office:value-type="string">
            <text:p text:style-name="P42"><text:span text:style-name="T16">305</text:span></text:p>
          </table:table-cell>
          <table:table-cell table:style-name="Tabla4.D1" office:value-type="string">
            <text:p text:style-name="P50"><text:span text:style-name="T16">305</text:span></text:p>
          </table:table-cell>
        </table:table-row>
      </table:table>
      <text:p text:style-name="P18"/>
      <text:p text:style-name="P28"/>
      <text:p text:style-name="P24"><text:span text:style-name="T3">Resultado</text:span></text:p>
      <text:p text:style-name="P24"><text:span text:style-name="T3">XMM</text:span><text:span text:style-name="T4">2</text:span></text:p>
      <text:p text:style-name="P7">15<text:tab/><text:tab/><text:tab/><text:tab/><text:tab/><text:tab/><text:tab/><text:tab/><text:tab/><text:tab/><text:tab/><text:tab/><text:tab/> <text:s text:c="4"/>0</text:p>
      <table:table table:name="Tabla5" table:style-name="Tabla5">
        <table:table-column table:style-name="Tabla5.A" table:number-columns-repeated="4"/>
        <table:table-row>
          <table:table-cell table:style-name="Tabla5.A1" office:value-type="string">
            <text:p text:style-name="P44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&gt; 305 ?</text:span></text:p>
          </table:table-cell>
          <table:table-cell table:style-name="Tabla5.B1" office:value-type="string">
            <text:p text:style-name="P44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&gt; 305 ?</text:span></text:p>
          </table:table-cell>
          <table:table-cell table:style-name="Tabla5.A1" office:value-type="string">
            <text:p text:style-name="P44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&gt; 305 ?</text:span></text:p>
          </table:table-cell>
          <table:table-cell table:style-name="Tabla5.D1" office:value-type="string">
            <text:p text:style-name="P52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&gt; 305 ?</text:span></text:p>
          </table:table-cell>
        </table:table-row>
      </table:table>
      <text:p text:style-name="P18"/>
      <text:p text:style-name="P35"/>
      <text:p text:style-name="P35"/>
      <text:p text:style-name="P35"/>
      <text:p text:style-name="P31"/>
      <text:p text:style-name="P35"/>
      <text:p text:style-name="P35"/>
      <text:p text:style-name="P40"><draw:line text:anchor-type="paragraph" draw:z-index="25" draw:style-name="gr24" draw:text-style-name="P57" svg:x1="-0.356cm" svg:y1="-0.413cm" svg:x2="17.577cm" svg:y2="-0.413cm"><text:p/></draw:line><draw:line text:anchor-type="paragraph" draw:z-index="26" draw:style-name="gr25" draw:text-style-name="P57" svg:x1="-0.356cm" svg:y1="-0.452cm" svg:x2="-0.36cm" svg:y2="6.704cm"><text:p/></draw:line><draw:line text:anchor-type="paragraph" draw:z-index="27" draw:style-name="gr25" draw:text-style-name="P57" svg:x1="17.577cm" svg:y1="-0.399cm" svg:x2="17.573cm" svg:y2="6.757cm"><text:p/></draw:line><draw:line text:anchor-type="paragraph" draw:z-index="28" draw:style-name="gr26" draw:text-style-name="P57" svg:x1="-0.356cm" svg:y1="6.756cm" svg:x2="17.577cm" svg:y2="6.756cm"><text:p/></draw:line><text:span text:style-name="T3">XMM</text:span><text:span text:style-name="T4">2<text:tab/><text:tab/><text:tab/><text:tab/><text:tab/><text:tab/><text:tab/><text:tab/></text:span><text:span text:style-name="T18">“</text:span><text:span text:style-name="T19">Aplico OR”</text:span></text:p>
      <text:p text:style-name="P10">15<text:tab/><text:tab/><text:tab/><text:tab/><text:tab/><text:tab/><text:tab/><text:tab/> <text:s/><text:span text:style-name="T22">(unión)</text:span><text:tab/><text:tab/><text:tab/><text:tab/> <text:s text:c="4"/>0</text:p>
      <table:table table:name="Tabla10" table:style-name="Tabla10">
        <table:table-column table:style-name="Tabla10.A" table:number-columns-repeated="4"/>
        <table:table-row>
          <table:table-cell table:style-name="Tabla10.A1" office:value-type="string">
            <text:p text:style-name="P47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&gt; 305 ?</text:span></text:p>
          </table:table-cell>
          <table:table-cell table:style-name="Tabla10.B1" office:value-type="string">
            <text:p text:style-name="P47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&gt; 305 ?</text:span></text:p>
          </table:table-cell>
          <table:table-cell table:style-name="Tabla10.A1" office:value-type="string">
            <text:p text:style-name="P47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&gt; 305 ?</text:span></text:p>
          </table:table-cell>
          <table:table-cell table:style-name="Tabla10.D1" office:value-type="string">
            <text:p text:style-name="P55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&gt; 305 ?</text:span></text:p>
          </table:table-cell>
        </table:table-row>
      </table:table>
      <text:p text:style-name="P22"><draw:g text:anchor-type="paragraph" draw:z-index="24" draw:style-name="gr1"><draw:line draw:style-name="gr22" draw:text-style-name="P57" svg:x1="14.718cm" svg:y1="0.289cm" svg:x2="14.718cm" svg:y2="3.087cm"><text:p/></draw:line><draw:custom-shape draw:style-name="gr23" draw:text-style-name="P58" svg:width="1.493cm" svg:height="1.493cm" svg:x="14cm" svg:y="0.781cm"><text:p text:style-name="P58"><text:span text:style-name="T23">or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23" draw:style-name="gr1"><draw:line draw:style-name="gr22" draw:text-style-name="P57" svg:x1="10.509cm" svg:y1="0.289cm" svg:x2="10.509cm" svg:y2="3.087cm"><text:p/></draw:line><draw:custom-shape draw:style-name="gr23" draw:text-style-name="P58" svg:width="1.493cm" svg:height="1.493cm" svg:x="9.791cm" svg:y="0.781cm"><text:p text:style-name="P58"><text:span text:style-name="T23">or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22" draw:style-name="gr1"><draw:line draw:style-name="gr22" draw:text-style-name="P57" svg:x1="6.444cm" svg:y1="0.289cm" svg:x2="6.444cm" svg:y2="3.087cm"><text:p/></draw:line><draw:custom-shape draw:style-name="gr23" draw:text-style-name="P58" svg:width="1.493cm" svg:height="1.493cm" svg:x="5.726cm" svg:y="0.781cm"><text:p text:style-name="P58"><text:span text:style-name="T23">or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g text:anchor-type="paragraph" draw:z-index="21" draw:style-name="gr1"><draw:line draw:style-name="gr22" draw:text-style-name="P57" svg:x1="2.475cm" svg:y1="0.289cm" svg:x2="2.475cm" svg:y2="3.087cm"><text:p/></draw:line><draw:custom-shape draw:style-name="gr23" draw:text-style-name="P58" svg:width="1.493cm" svg:height="1.493cm" svg:x="1.757cm" svg:y="0.781cm"><text:p text:style-name="P58"><text:span text:style-name="T23">or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text:span text:style-name="T3"/></text:p>
      <text:p text:style-name="P21"/>
      <text:p text:style-name="P21"/>
      <text:p text:style-name="P26"><text:span text:style-name="T3"/></text:p>
      <text:p text:style-name="P26"><text:span text:style-name="T3">XMM1</text:span></text:p>
      <text:p text:style-name="P10">15<text:tab/><text:tab/><text:tab/><text:tab/><text:tab/><text:tab/><text:tab/><text:tab/><text:tab/><text:tab/><text:tab/><text:tab/><text:tab/> <text:s text:c="4"/>0</text:p>
      <table:table table:name="Tabla9" table:style-name="Tabla9">
        <table:table-column table:style-name="Tabla9.A" table:number-columns-repeated="4"/>
        <table:table-row>
          <table:table-cell table:style-name="Tabla9.A1" office:value-type="string">
            <text:p text:style-name="P47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</text:span><text:span text:style-name="T13">&lt;=</text:span><text:span text:style-name="T12"> 152 ?</text:span></text:p>
          </table:table-cell>
          <table:table-cell table:style-name="Tabla9.B1" office:value-type="string">
            <text:p text:style-name="P47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</text:span><text:span text:style-name="T13">&lt;=</text:span><text:span text:style-name="T12"> 152 ?</text:span></text:p>
          </table:table-cell>
          <table:table-cell table:style-name="Tabla9.A1" office:value-type="string">
            <text:p text:style-name="P47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</text:span><text:span text:style-name="T13">&lt;=</text:span><text:span text:style-name="T12"> 152 ?</text:span></text:p>
          </table:table-cell>
          <table:table-cell table:style-name="Tabla9.D1" office:value-type="string">
            <text:p text:style-name="P55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</text:span><text:span text:style-name="T13">&lt;=</text:span><text:span text:style-name="T12"> 152 ?</text:span></text:p>
          </table:table-cell>
        </table:table-row>
      </table:table>
      <text:p text:style-name="P22"><text:span text:style-name="T3"/></text:p>
      <text:p text:style-name="P22"><draw:g text:anchor-type="paragraph" draw:z-index="29" draw:style-name="gr1"><draw:line draw:style-name="gr27" draw:text-style-name="P57" svg:x1="2.443cm" svg:y1="0.098cm" svg:x2="2.441cm" svg:y2="2.548cm"><text:p/></draw:line><draw:line draw:style-name="gr27" draw:text-style-name="P57" svg:x1="6.487cm" svg:y1="0.078cm" svg:x2="6.485cm" svg:y2="2.528cm"><text:p/></draw:line><draw:line draw:style-name="gr27" draw:text-style-name="P57" svg:x1="10.569cm" svg:y1="0.097cm" svg:x2="10.567cm" svg:y2="2.547cm"><text:p/></draw:line><draw:line draw:style-name="gr27" draw:text-style-name="P57" svg:x1="14.688cm" svg:y1="0.097cm" svg:x2="14.686cm" svg:y2="2.547cm"><text:p/></draw:line></draw:g><text:span text:style-name="T3"/></text:p>
      <text:p text:style-name="P29"><draw:g text:anchor-type="paragraph" draw:z-index="34" draw:style-name="gr1"><draw:line draw:style-name="gr31" draw:text-style-name="P57" svg:x1="-0.321cm" svg:y1="0.063cm" svg:x2="17.612cm" svg:y2="0.063cm"><text:p/></draw:line><draw:line draw:style-name="gr32" draw:text-style-name="P57" svg:x1="-0.321cm" svg:y1="0.019cm" svg:x2="-0.325cm" svg:y2="8.253cm"><text:p/></draw:line><draw:line draw:style-name="gr32" draw:text-style-name="P57" svg:x1="17.612cm" svg:y1="0.079cm" svg:x2="17.608cm" svg:y2="8.313cm"><text:p/></draw:line><draw:line draw:style-name="gr31" draw:text-style-name="P57" svg:x1="-0.321cm" svg:y1="8.313cm" svg:x2="17.612cm" svg:y2="8.313cm"><text:p/></draw:line><draw:line draw:style-name="gr33" draw:text-style-name="P57" svg:x1="2.477cm" svg:y1="8.329cm" svg:x2="2.475cm" svg:y2="10.245cm"><text:p/></draw:line><draw:line draw:style-name="gr33" draw:text-style-name="P57" svg:x1="6.522cm" svg:y1="8.313cm" svg:x2="6.52cm" svg:y2="10.229cm"><text:p/></draw:line><draw:line draw:style-name="gr33" draw:text-style-name="P57" svg:x1="10.603cm" svg:y1="8.328cm" svg:x2="10.601cm" svg:y2="10.244cm"><text:p/></draw:line><draw:line draw:style-name="gr33" draw:text-style-name="P57" svg:x1="14.723cm" svg:y1="8.328cm" svg:x2="14.721cm" svg:y2="10.244cm"><text:p/></draw:line></draw:g><text:span text:style-name="T3"/></text:p>
      <text:p text:style-name="P26"><text:span text:style-name="T3">Resultado<text:tab/><text:tab/><text:tab/><text:tab/><text:tab/><text:tab/><text:tab/><text:tab/> <text:s text:c="2"/></text:span><text:span text:style-name="T20">“</text:span><text:span text:style-name="T19">Aplico XOR” </text:span></text:p>
      <text:p text:style-name="P26"><text:span text:style-name="T3">XMM</text:span><text:span text:style-name="T4">2<text:tab/><text:tab/><text:tab/><text:tab/><text:tab/><text:tab/><text:tab/><text:tab/><text:tab/> <text:s text:c="6"/></text:span><text:span text:style-name="T19">(invierto)</text:span></text:p>
      <text:p text:style-name="P10">15<text:tab/><text:tab/><text:tab/><text:tab/><text:tab/><text:tab/><text:tab/><text:tab/><text:tab/><text:tab/><text:tab/><text:tab/><text:tab/> <text:s text:c="4"/>0</text:p>
      <table:table table:name="Tabla11" table:style-name="Tabla11">
        <table:table-column table:style-name="Tabla11.A" table:number-columns-repeated="4"/>
        <table:table-row>
          <table:table-cell table:style-name="Tabla11.A1" office:value-type="string">
            <text:p text:style-name="P47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&gt; 305 ?</text:span></text:p>
            <text:p text:style-name="P47"><text:span text:style-name="T14">o</text:span></text:p>
            <text:p text:style-name="P47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</text:span><text:span text:style-name="T13">&lt;</text:span><text:span text:style-name="T12"> 15</text:span><text:span text:style-name="T14">3</text:span><text:span text:style-name="T12"> ?</text:span></text:p>
          </table:table-cell>
          <table:table-cell table:style-name="Tabla11.B1" office:value-type="string">
            <text:p text:style-name="P47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&gt; 305 ?</text:span></text:p>
            <text:p text:style-name="P47"><text:span text:style-name="T14">o</text:span></text:p>
            <text:p text:style-name="P47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</text:span><text:span text:style-name="T13">&lt;</text:span><text:span text:style-name="T12"> 15</text:span><text:span text:style-name="T14">3</text:span><text:span text:style-name="T12"> ?</text:span></text:p>
          </table:table-cell>
          <table:table-cell table:style-name="Tabla11.A1" office:value-type="string">
            <text:p text:style-name="P47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&gt; 305 ?</text:span></text:p>
            <text:p text:style-name="P47"><text:span text:style-name="T14">o</text:span></text:p>
            <text:p text:style-name="P47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</text:span><text:span text:style-name="T13">&lt;</text:span><text:span text:style-name="T12"> 15</text:span><text:span text:style-name="T14">3</text:span><text:span text:style-name="T12"> ?</text:span></text:p>
          </table:table-cell>
          <table:table-cell table:style-name="Tabla11.D1" office:value-type="string">
            <text:p text:style-name="P55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&gt; 305 ?</text:span></text:p>
            <text:p text:style-name="P55"><text:span text:style-name="T14">o</text:span></text:p>
            <text:p text:style-name="P55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</text:span><text:span text:style-name="T13">&lt;</text:span><text:span text:style-name="T12"> 15</text:span><text:span text:style-name="T14">3</text:span><text:span text:style-name="T12"> ?</text:span></text:p>
          </table:table-cell>
        </table:table-row>
      </table:table>
      <text:p text:style-name="P21"><draw:g text:anchor-type="paragraph" draw:z-index="30" draw:style-name="gr1"><draw:line draw:style-name="gr28" draw:text-style-name="P57" svg:x1="2.527cm" svg:y1="0.206cm" svg:x2="2.527cm" svg:y2="3.004cm"><text:p/></draw:line><draw:g draw:style-name="gr18"><draw:custom-shape draw:style-name="gr29" draw:text-style-name="P58" svg:width="0.973cm" svg:height="0.973cm" svg:x="2.044cm" svg:y="0.9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0" draw:text-style-name="P57" svg:x1="2.044cm" svg:y1="1.388cm" svg:x2="3.016cm" svg:y2="1.388cm"><text:p/></draw:line><draw:line draw:style-name="gr30" draw:text-style-name="P57" svg:x1="2.523cm" svg:y1="0.901cm" svg:x2="2.523cm" svg:y2="1.873cm"><text:p/></draw:line></draw:g></draw:g><draw:g text:anchor-type="paragraph" draw:z-index="31" draw:style-name="gr1"><draw:line draw:style-name="gr28" draw:text-style-name="P57" svg:x1="6.694cm" svg:y1="0.206cm" svg:x2="6.694cm" svg:y2="3.004cm"><text:p/></draw:line><draw:g draw:style-name="gr18"><draw:custom-shape draw:style-name="gr29" draw:text-style-name="P58" svg:width="0.973cm" svg:height="0.973cm" svg:x="6.211cm" svg:y="0.9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0" draw:text-style-name="P57" svg:x1="6.211cm" svg:y1="1.388cm" svg:x2="7.183cm" svg:y2="1.388cm"><text:p/></draw:line><draw:line draw:style-name="gr30" draw:text-style-name="P57" svg:x1="6.691cm" svg:y1="0.901cm" svg:x2="6.691cm" svg:y2="1.873cm"><text:p/></draw:line></draw:g></draw:g><draw:g text:anchor-type="paragraph" draw:z-index="32" draw:style-name="gr1"><draw:line draw:style-name="gr28" draw:text-style-name="P57" svg:x1="10.696cm" svg:y1="0.206cm" svg:x2="10.696cm" svg:y2="3.004cm"><text:p/></draw:line><draw:g draw:style-name="gr18"><draw:custom-shape draw:style-name="gr29" draw:text-style-name="P58" svg:width="0.973cm" svg:height="0.973cm" svg:x="10.213cm" svg:y="0.9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0" draw:text-style-name="P57" svg:x1="10.213cm" svg:y1="1.388cm" svg:x2="11.185cm" svg:y2="1.388cm"><text:p/></draw:line><draw:line draw:style-name="gr30" draw:text-style-name="P57" svg:x1="10.692cm" svg:y1="0.901cm" svg:x2="10.692cm" svg:y2="1.873cm"><text:p/></draw:line></draw:g></draw:g><draw:g text:anchor-type="paragraph" draw:z-index="33" draw:style-name="gr1"><draw:line draw:style-name="gr28" draw:text-style-name="P57" svg:x1="14.813cm" svg:y1="0.206cm" svg:x2="14.813cm" svg:y2="3.004cm"><text:p/></draw:line><draw:g draw:style-name="gr18"><draw:custom-shape draw:style-name="gr29" draw:text-style-name="P58" svg:width="0.973cm" svg:height="0.973cm" svg:x="14.33cm" svg:y="0.90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30" draw:text-style-name="P57" svg:x1="14.33cm" svg:y1="1.388cm" svg:x2="15.302cm" svg:y2="1.388cm"><text:p/></draw:line><draw:line draw:style-name="gr30" draw:text-style-name="P57" svg:x1="14.809cm" svg:y1="0.901cm" svg:x2="14.809cm" svg:y2="1.873cm"><text:p/></draw:line></draw:g></draw:g></text:p>
      <text:p text:style-name="P21"/>
      <text:p text:style-name="P21"/>
      <text:p text:style-name="P15"><text:span text:style-name="T17">Máscara </text:span></text:p>
      <text:p text:style-name="P15"><text:span text:style-name="T17">“-1”</text:span></text:p>
      <text:p text:style-name="P10">15<text:tab/><text:tab/><text:tab/><text:tab/><text:tab/><text:tab/><text:tab/><text:tab/><text:tab/><text:tab/><text:tab/><text:tab/><text:tab/> <text:s text:c="4"/>0</text:p>
      <table:table table:name="Tabla13" table:style-name="Tabla13">
        <table:table-column table:style-name="Tabla13.A" table:number-columns-repeated="4"/>
        <table:table-row>
          <table:table-cell table:style-name="Tabla13.A1" office:value-type="string">
            <text:p text:style-name="P48"><text:span text:style-name="T17">0xFFFFFFFF</text:span></text:p>
          </table:table-cell>
          <table:table-cell table:style-name="Tabla13.A1" office:value-type="string">
            <text:p text:style-name="P48"><text:span text:style-name="T17">0xFFFFFFFF</text:span></text:p>
          </table:table-cell>
          <table:table-cell table:style-name="Tabla13.A1" office:value-type="string">
            <text:p text:style-name="P48"><text:span text:style-name="T17">0xFFFFFFFF</text:span></text:p>
          </table:table-cell>
          <table:table-cell table:style-name="Tabla13.D1" office:value-type="string">
            <text:p text:style-name="P56"><text:span text:style-name="T17">0xFFFFFFFF</text:span></text:p>
          </table:table-cell>
        </table:table-row>
      </table:table>
      <text:p text:style-name="P21"/>
      <text:p text:style-name="P21"/>
      <text:p text:style-name="P26"><text:span text:style-name="T3">Resultado</text:span></text:p>
      <text:p text:style-name="P26"><text:span text:style-name="T3">XMM</text:span><text:span text:style-name="T5">2</text:span></text:p>
      <text:p text:style-name="P10">15<text:tab/><text:tab/><text:tab/><text:tab/><text:tab/><text:tab/><text:tab/><text:tab/><text:tab/><text:tab/><text:tab/><text:tab/><text:tab/> <text:s text:c="4"/>0</text:p>
      <table:table table:name="Tabla14" table:style-name="Tabla14">
        <table:table-column table:style-name="Tabla14.A" table:number-columns-repeated="4"/>
        <table:table-row>
          <table:table-cell table:style-name="Tabla14.A1" office:value-type="string">
            <text:p text:style-name="P47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</text:span><text:span text:style-name="T14">&gt;=</text:span><text:span text:style-name="T12"> 15</text:span><text:span text:style-name="T14">3</text:span><text:span text:style-name="T12"> ?</text:span></text:p>
            <text:p text:style-name="P47"><text:span text:style-name="T14">o</text:span></text:p>
            <text:p text:style-name="P47"><text:span text:style-name="T12">(</text:span><text:span text:style-name="T6">r</text:span><text:span text:style-name="T7">3</text:span><text:span text:style-name="T10">+g</text:span><text:span text:style-name="T8">3</text:span><text:span text:style-name="T10">+</text:span><text:span text:style-name="T11">b</text:span><text:span text:style-name="T7">3</text:span><text:span text:style-name="T12">) </text:span><text:span text:style-name="T14">&lt;=</text:span><text:span text:style-name="T12"> 305 ?</text:span></text:p>
          </table:table-cell>
          <table:table-cell table:style-name="Tabla14.B1" office:value-type="string">
            <text:p text:style-name="P47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</text:span><text:span text:style-name="T14">&gt;=</text:span><text:span text:style-name="T12"> 15</text:span><text:span text:style-name="T14">3</text:span><text:span text:style-name="T12"> ?</text:span></text:p>
            <text:p text:style-name="P47"><text:span text:style-name="T14">o</text:span></text:p>
            <text:p text:style-name="P47"><text:span text:style-name="T12">(</text:span><text:span text:style-name="T6">r</text:span><text:span text:style-name="T7">2</text:span><text:span text:style-name="T10">+g</text:span><text:span text:style-name="T8">2</text:span><text:span text:style-name="T10">+</text:span><text:span text:style-name="T11">b</text:span><text:span text:style-name="T9">2</text:span><text:span text:style-name="T12">) </text:span><text:span text:style-name="T14">&lt;=</text:span><text:span text:style-name="T12"> 305 ?</text:span></text:p>
          </table:table-cell>
          <table:table-cell table:style-name="Tabla14.A1" office:value-type="string">
            <text:p text:style-name="P47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</text:span><text:span text:style-name="T14">&gt;=</text:span><text:span text:style-name="T12"> 15</text:span><text:span text:style-name="T14">3</text:span><text:span text:style-name="T12"> ?</text:span></text:p>
            <text:p text:style-name="P47"><text:span text:style-name="T14">o</text:span></text:p>
            <text:p text:style-name="P47"><text:span text:style-name="T12">(</text:span><text:span text:style-name="T6">r</text:span><text:span text:style-name="T7">1</text:span><text:span text:style-name="T10">+g</text:span><text:span text:style-name="T8">1</text:span><text:span text:style-name="T10">+</text:span><text:span text:style-name="T11">b</text:span><text:span text:style-name="T9">1</text:span><text:span text:style-name="T12">) </text:span><text:span text:style-name="T14">&lt;=</text:span><text:span text:style-name="T12"> 305 ?</text:span></text:p>
          </table:table-cell>
          <table:table-cell table:style-name="Tabla14.D1" office:value-type="string">
            <text:p text:style-name="P55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</text:span><text:span text:style-name="T14">&gt;=</text:span><text:span text:style-name="T12"> 15</text:span><text:span text:style-name="T14">3</text:span><text:span text:style-name="T12"> ?</text:span></text:p>
            <text:p text:style-name="P55"><text:span text:style-name="T14">o</text:span></text:p>
            <text:p text:style-name="P55"><text:span text:style-name="T12">(</text:span><text:span text:style-name="T6">r</text:span><text:span text:style-name="T7">0</text:span><text:span text:style-name="T10">+g</text:span><text:span text:style-name="T8">0</text:span><text:span text:style-name="T10">+</text:span><text:span text:style-name="T11">b</text:span><text:span text:style-name="T9">0</text:span><text:span text:style-name="T12">) </text:span><text:span text:style-name="T14">&lt;=</text:span><text:span text:style-name="T12"> 305 ?</text:span></text:p>
          </table:table-cell>
        </table:table-row>
      </table:table>
      <text:p text:style-name="P21"/>
      <text:p text:style-name="P37"/>
      <text:p text:style-name="P37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03:36:22.28</meta:creation-date>
    <meta:generator>LibreOffice/4.0.2.2$Windows_x86 LibreOffice_project/4c82dcdd6efcd48b1d8bba66bfe1989deee49c3</meta:generator>
    <dc:date>2014-07-15T07:53:28.64</dc:date>
    <meta:editing-duration>PT4H6S</meta:editing-duration>
    <meta:editing-cycles>2</meta:editing-cycles>
    <meta:document-statistic meta:table-count="14" meta:image-count="0" meta:object-count="0" meta:page-count="4" meta:paragraph-count="109" meta:word-count="251" meta:character-count="1437" meta:non-whitespace-character-count="1016"/>
  </office:meta>
</office:document-meta>
</file>